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6.202cm"/>
    </style:style>
    <style:style style:name="Táboa2.B" style:family="table-column">
      <style:table-column-properties style:column-width="5.427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6.202cm"/>
    </style:style>
    <style:style style:name="Táboa2.B" style:family="table-column">
      <style:table-column-properties style:column-width="5.427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P1" style:family="paragraph" style:parent-style-name="Heading_20_5">
      <style:paragraph-properties fo:margin-top="0cm" fo:margin-bottom="0.247cm" style:contextual-spacing="false" fo:line-height="120%" fo:text-align="start" style:justify-single-word="false" fo:orphans="2" fo:widows="2"/>
    </style:style>
    <style:style style:name="P2" style:family="paragraph" style:parent-style-name="Standard">
      <style:paragraph-properties fo:margin-top="0cm" fo:margin-bottom="0cm" style:contextual-spacing="false" fo:orphans="2"/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cm" style:contextual-spacing="false" fo:orphans="2"/>
    </style:style>
    <style:style style:name="P5" style:family="paragraph" style:parent-style-name="Table_20_Heading">
      <style:paragraph-properties fo:margin-top="0cm" fo:margin-bottom="0cm" style:contextual-spacing="false" fo:orphans="2"/>
    </style:style>
    <style:style style:name="P6" style:family="paragraph" style:parent-style-name="Table_20_Heading">
      <style:paragraph-properties fo:orphans="2"/>
    </style:style>
    <style:style style:name="P7" style:family="paragraph" style:parent-style-name="Table_20_Contents">
      <style:paragraph-properties fo:margin-top="0cm" fo:margin-bottom="0cm" style:contextual-spacing="false" fo:orphans="2"/>
      <style:text-properties officeooo:paragraph-rsid="00182466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/>
    </style:style>
    <style:style style:name="P10" style:family="paragraph" style:parent-style-name="Table_20_Contents">
      <style:paragraph-properties fo:margin-top="0cm" fo:margin-bottom="0cm" style:contextual-spacing="false" fo:orphans="2"/>
      <style:text-properties officeooo:rsid="0018d877" officeooo:paragraph-rsid="0018d877"/>
    </style:style>
    <style:style style:name="P11" style:family="paragraph" style:parent-style-name="Table_20_Contents">
      <style:paragraph-properties fo:margin-top="0cm" fo:margin-bottom="0cm" style:contextual-spacing="false" fo:orphans="2"/>
      <style:text-properties officeooo:rsid="0018fe86" officeooo:paragraph-rsid="0018fe86"/>
    </style:style>
    <style:style style:name="P12" style:family="paragraph" style:parent-style-name="Table_20_Contents">
      <style:paragraph-properties fo:margin-top="0cm" fo:margin-bottom="0cm" style:contextual-spacing="false" fo:orphans="2"/>
      <style:text-properties officeooo:rsid="00196eae" officeooo:paragraph-rsid="00196eae"/>
    </style:style>
    <style:style style:name="P13" style:family="paragraph" style:parent-style-name="Table_20_Contents">
      <style:text-properties fo:font-size="12pt" officeooo:rsid="0019f84b" officeooo:paragraph-rsid="0019f84b" style:font-size-asian="10.5pt" style:font-size-complex="12pt"/>
    </style:style>
    <style:style style:name="P14" style:family="paragraph" style:parent-style-name="Text_20_body">
      <style:text-properties fo:font-size="12pt" style:font-size-asian="10.5pt" style:font-size-complex="12pt"/>
    </style:style>
    <style:style style:name="P15" style:family="paragraph" style:parent-style-name="Table_20_Contents">
      <style:paragraph-properties fo:margin-top="0cm" fo:margin-bottom="0cm" style:contextual-spacing="false" fo:orphans="2"/>
      <style:text-properties officeooo:rsid="00197a76" officeooo:paragraph-rsid="00182466"/>
    </style:style>
    <style:style style:name="P16" style:family="paragraph" style:parent-style-name="Table_20_Contents" style:list-style-name="L1">
      <style:paragraph-properties fo:margin-top="0cm" fo:margin-bottom="0cm" style:contextual-spacing="false" fo:orphans="2"/>
    </style:style>
    <style:style style:name="P17" style:family="paragraph" style:parent-style-name="Table_20_Contents">
      <style:paragraph-properties fo:margin-top="0cm" fo:margin-bottom="0cm" style:contextual-spacing="false" fo:orphans="2"/>
      <style:text-properties officeooo:rsid="001b2f7f" officeooo:paragraph-rsid="001b2f7f"/>
    </style:style>
    <style:style style:name="P18" style:family="paragraph" style:parent-style-name="Table_20_Contents">
      <style:paragraph-properties fo:margin-top="0cm" fo:margin-bottom="0cm" style:contextual-spacing="false" fo:orphans="2"/>
      <style:text-properties officeooo:rsid="00196eae" officeooo:paragraph-rsid="001b2f7f"/>
    </style:style>
    <style:style style:name="P19" style:family="paragraph" style:parent-style-name="Table_20_Contents">
      <style:paragraph-properties fo:margin-top="0cm" fo:margin-bottom="0cm" style:contextual-spacing="false" fo:orphans="2"/>
      <style:text-properties officeooo:rsid="001dafaf" officeooo:paragraph-rsid="001dafaf"/>
    </style:style>
    <style:style style:name="P20" style:family="paragraph" style:parent-style-name="Table_20_Contents">
      <style:paragraph-properties fo:margin-top="0cm" fo:margin-bottom="0cm" style:contextual-spacing="false" fo:orphans="2"/>
      <style:text-properties fo:font-weight="bold" officeooo:rsid="001dafaf" officeooo:paragraph-rsid="001dafaf" style:font-weight-asian="bold" style:font-weight-complex="bold"/>
    </style:style>
    <style:style style:name="P21" style:family="paragraph" style:parent-style-name="Table_20_Contents">
      <style:text-properties fo:font-size="12pt" officeooo:rsid="001dafaf" officeooo:paragraph-rsid="001dafaf" style:font-size-asian="10.5pt" style:font-size-complex="12pt"/>
    </style:style>
    <style:style style:name="P22" style:family="paragraph" style:parent-style-name="Table_20_Contents">
      <style:text-properties fo:font-size="12pt" officeooo:rsid="001ea15a" officeooo:paragraph-rsid="001ea15a" style:font-size-asian="10.5pt" style:font-size-complex="12pt"/>
    </style:style>
    <style:style style:name="P23" style:family="paragraph" style:parent-style-name="Table_20_Contents">
      <style:text-properties fo:font-size="12pt" style:font-size-asian="10.5pt" style:font-size-complex="12pt"/>
    </style:style>
    <style:style style:name="P24" style:family="paragraph" style:parent-style-name="Table_20_Contents">
      <style:text-properties fo:font-size="12pt" officeooo:rsid="0021afd6" officeooo:paragraph-rsid="0021afd6" style:font-size-asian="10.5pt" style:font-size-complex="12pt"/>
    </style:style>
    <style:style style:name="P25" style:family="paragraph" style:parent-style-name="Table_20_Contents">
      <style:text-properties fo:font-size="12pt" officeooo:rsid="0021e094" officeooo:paragraph-rsid="0021e094" style:font-size-asian="10.5pt" style:font-size-complex="12pt"/>
    </style:style>
    <style:style style:name="T1" style:family="text">
      <style:text-properties fo:color="#020f6e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000080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officeooo:rsid="00178d57"/>
    </style:style>
    <style:style style:name="T4" style:family="text">
      <style:text-properties officeooo:rsid="00197a76"/>
    </style:style>
    <style:style style:name="T5" style:family="text">
      <style:text-properties officeooo:rsid="001b2f7f"/>
    </style:style>
    <style:style style:name="T6" style:family="text">
      <style:text-properties fo:font-weight="bold"/>
    </style:style>
    <style:style style:name="T7" style:family="text">
      <style:text-properties fo:font-weight="bold" officeooo:rsid="001b2f7f" style:font-weight-asian="bold" style:font-weight-complex="bold"/>
    </style:style>
    <style:style style:name="T8" style:family="text">
      <style:text-properties officeooo:rsid="001ea15a"/>
    </style:style>
    <style:style style:name="T9" style:family="text">
      <style:text-properties officeooo:rsid="00207b3a"/>
    </style:style>
    <style:style style:name="T10" style:family="text">
      <style:text-properties fo:font-style="italic"/>
    </style:style>
    <style:style style:name="T11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7_2_1_1708711384759_1402"/><text:bookmark text:name="yui_3_17_2_1_1708711384759_1482"/><text:bookmark text:name="yui_3_17_2_1_1708711384759_1400"/><text:bookmark text:name="yui_3_17_2_1_1708711384759_1401"/>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4"><text:bookmark text:name="yui_3_17_2_1_1708711384759_1481"/><text:bookmark text:name="yui_3_17_2_1_1708711384759_1640"/><text:bookmark text:name="yui_3_17_2_1_1708711384759_1641"/>ACTIVIDAD 1.- (10 puntos)<text:bookmark text:name="yui_3_17_2_1_1708711384759_1642"/></text:p>
            <text:p text:style-name="P4"><text:bookmark text:name="yui_3_17_2_1_1708711384759_1643"/>Busca el Convenio Colectivo vigente para el sector de consultoría informática y realiza una comparativa con lo que hemos estudiado hasta el momento del Estatuto de los Trabajadores. Debes centrarte en los aspectos que se relacionan en este cuadro.</text:p>
            <text:p text:style-name="P4"><text:a xlink:type="simple" xlink:href="https://noticias.juridicas.com/base_datos/Laboral/768825-resolucion-de-13-de-julio-de-2023-de-la-direccion-general-de-trabajo-por.html" text:style-name="Internet_20_link" text:visited-style-name="Visited_20_Internet_20_Link"><text:bookmark text:name="yui_3_17_2_1_1708711384759_1644"/><text:bookmark text:name="yui_3_17_2_1_1708711384759_1645"/><text:span text:style-name="T1">Convenio de Consultoría Informática (Nacional</text:span></text:a>)</text:p>
            <text:p text:style-name="P4"><text:a xlink:type="simple" xlink:href="https://noticias.juridicas.com/base_datos/Laboral/561075-et-2015.html" text:style-name="Internet_20_link" text:visited-style-name="Visited_20_Internet_20_Link"><text:span text:style-name="T2">Estatuto Trabajadores</text:span></text:a><text:span text:style-name="T1"> </text:span>(ET)</text:p>
            <text:p text:style-name="P4">Comparativa Convenio Colectivo.</text:p>
            <text:p text:style-name="P2"><text:bookmark text:name="yui_3_17_2_1_1708711384759_1480"/></text:p>
            <text:p text:style-name="P8">También puedes realizar este cuadro en Genially o aplicación que tú desees. Puedes ver un modelo en el archivo adjunto.</text:p>
            <table:table table:name="Táboa2" table:style-name="Táboa2">
              <table:table-column table:style-name="Táboa2.A"/>
              <table:table-column table:style-name="Táboa2.B"/>
              <table:table-column table:style-name="Táboa2.C"/>
              <table:table-row>
                <table:table-cell table:style-name="Táboa2.A1" office:value-type="string">
                  <text:p text:style-name="P6">Condiciones de trabajo</text:p>
                </table:table-cell>
                <table:table-cell table:style-name="Táboa2.A1" office:value-type="string">
                  <text:p text:style-name="P6">Mínimo legal (ET)</text:p>
                </table:table-cell>
                <table:table-cell table:style-name="Táboa2.A1" office:value-type="string">
                  <text:p text:style-name="P6">Convenio Colectivo</text:p>
                </table:table-cell>
              </table:table-row>
              <table:table-row>
                <table:table-cell table:style-name="Táboa2.A1" office:value-type="string">
                  <text:p text:style-name="P5">Jornada máxima y descansos en jornada</text:p>
                </table:table-cell>
                <table:table-cell table:style-name="Táboa2.A1" office:value-type="string">
                  <text:p text:style-name="P4">Jornada máxima de 1826 horas anuales. Descanso mínimo de 15 minutos en jornadas de 6 o más horas continuadas.</text:p>
                </table:table-cell>
                <table:table-cell table:style-name="Táboa2.A1" office:value-type="string">
                  <text:p text:style-name="P7"><text:span text:style-name="Emphasis">El convenio dice, en su artículo </text:span><text:span text:style-name="Emphasis"><text:span text:style-name="T3">20</text:span></text:span><text:span text:style-name="Emphasis">, </text:span><text:span text:style-name="Emphasis"><text:span text:style-name="T3">que </text:span></text:span><text:span text:style-name="Emphasis">la jornada ordinaria máxima de trabajo efectivo, en cómputo anual, será de 1.800 horas anuales.</text:span></text:p>
                  <text:p text:style-name="P7"><text:span text:style-name="Emphasis"><text:span text:style-name="T3">No establece normativa acerca de los descansos durante la jornada.</text:span></text:span></text:p>
                </table:table-cell>
              </table:table-row>
              <table:table-row>
                <table:table-cell table:style-name="Táboa2.A1" office:value-type="string">
                  <text:p text:style-name="P5">Horas extras (máximo anual, retribución, prohibiciones)</text:p>
                </table:table-cell>
                <table:table-cell table:style-name="Táboa2.A1" office:value-type="string">
                  <text:p text:style-name="P10">Máximo de 80 horas por año, de realización voluntaria y retribuidas como mínimo igual que una hora ordinaria(o su tiempo de descanso equivalente)</text:p>
                </table:table-cell>
                <table:table-cell table:style-name="Táboa2.A1" office:value-type="string">
                  <text:p text:style-name="P11">Articulo 29: No se establece un máximo pero si un compromiso de reducirlas lo máximo posible. Serán retribuidas con un tiempo de descanso incrementado en al menos el 75 por ciento. </text:p>
                </table:table-cell>
              </table:table-row>
              <table:table-row>
                <table:table-cell table:style-name="Táboa2.A1" office:value-type="string">
                  <text:p text:style-name="P6">Vacaciones</text:p>
                </table:table-cell>
                <table:table-cell table:style-name="Táboa2.A1" office:value-type="string">
                  <text:p text:style-name="P15">30 días naturales</text:p>
                </table:table-cell>
                <table:table-cell table:style-name="Táboa2.A1" office:value-type="string">
                  <text:p text:style-name="P7"><text:span text:style-name="T4">Articulo 21: </text:span>(23) días laborables de vacaciones anuales retribuidas </text:p>
                </table:table-cell>
              </table:table-row>
              <table:table-row>
                <table:table-cell table:style-name="Táboa2.A1" office:value-type="string">
                  <text:p text:style-name="P5">Permisos retribuidos. Indicar 5 ejemplos.</text:p>
                </table:table-cell>
                <table:table-cell table:style-name="Táboa2.A1" office:value-type="string">
                  <text:p text:style-name="P12">- Matrimonio o pareja de hecho(15 dias)</text:p>
                  <text:p text:style-name="P12">- Accidente, enfermedad grave, intervención de familiar hasta segundo grado (5 dias)</text:p>
                  <text:p text:style-name="P12">- Fallecimiento de familiar hasta segundo grado (2 dias)</text:p>
                  <text:p text:style-name="P12">- Traslado de domicilio (1 dia)</text:p>
                  <text:p text:style-name="P18">- Cumplimiento de deber de caracter público(ex: mesa electoral)<text:span text:style-name="T5">-&gt;el tiempo indispensable.</text:span></text:p>
                </table:table-cell>
                <table:table-cell table:style-name="Táboa2.A1" office:value-type="string">
                  <text:p text:style-name="P17">Articulo 22:</text:p>
                  <text:p text:style-name="P17"/>
                  <text:p text:style-name="P18">- Matrimonio o pareja de hecho(15 dias)</text:p>
                  <text:p text:style-name="P18">- Fallecimiento de familiar hasta segundo grado (2 dias)<text:span text:style-name="T5">. </text:span><text:span text:style-name="T7">4 dias en caso de conyuge, padres, madres o hijos/hijas.</text:span></text:p>
                  <text:p text:style-name="P18">- Traslado de domicilio (1 dia)</text:p>
                  <text:p text:style-name="P18">- Cumplimiento de deber de caracter público(ex: mesa electoral)<text:span text:style-name="T5">-&gt;el tiempo indispensable.</text:span></text:p>
                </table:table-cell>
              </table:table-row>
              <table:table-row>
                <table:table-cell table:style-name="Táboa2.A1" office:value-type="string">
                  <text:p text:style-name="P5">Faltas y sanciones. Indicar 2 ejemplos de cada tipo (leves,</text:p>
                  <text:p text:style-name="P5">graves y muy graves)</text:p>
                </table:table-cell>
                <table:table-cell table:style-name="Táboa2.A1" office:value-type="string">
                  <text:p text:style-name="P20">no se establecen grados ???</text:p>
                </table:table-cell>
                <table:table-cell table:style-name="Táboa2.A1" office:value-type="string">
                  <text:p text:style-name="P19">Articulo 24:</text:p>
                  <text:p text:style-name="P19"/>
                  <text:p text:style-name="P19">Leves:</text:p>
                  <text:p text:style-name="P19">-Tres faltas de puntualidad en un mes sin causa justificada.</text:p>
                  <text:p text:style-name="P19">-Falta de aseo y limpieza personal</text:p>
                  <text:p text:style-name="P19"/>
                  <text:p text:style-name="P19"><text:soft-page-break/>Graves:</text:p>
                  <text:p text:style-name="P19">-Faltar al trabajo sin justificación 2 días en un mes.</text:p>
                  <text:p text:style-name="P19">-El abandono del trabajo sin causa justificada.</text:p>
                  <text:p text:style-name="P19"/>
                  <text:p text:style-name="P19">Muy graves:</text:p>
                  <text:p text:style-name="P19">-Faltar al trabajo más de 2 días al mes sin causa justificada.</text:p>
                  <text:p text:style-name="P19">-El acoso sexual por razón de sexo.</text:p>
                  <text:p text:style-name="P19"/>
                </table:table-cell>
              </table:table-row>
              <table:table-row>
                <table:table-cell table:style-name="Táboa2.A1" office:value-type="string">
                  <text:p text:style-name="P5">SMI/ salario convenio para programador/a junior</text:p>
                </table:table-cell>
                <table:table-cell table:style-name="Táboa2.A1" office:value-type="string">
                  <text:p text:style-name="P13">1136*14 pagas-&gt;</text:p>
                  <text:p text:style-name="P13">15876€ anuales</text:p>
                </table:table-cell>
                <table:table-cell table:style-name="Táboa2.A1" office:value-type="string">
                  <text:p text:style-name="P21">Anexo I: Tablas salariales</text:p>
                  <text:p text:style-name="P21">Para el area 3 y en <text:span text:style-name="T8">grupo</text:span> D los salarios son:</text:p>
                  <text:p text:style-name="P21"/>
                  <text:p text:style-name="P21">D1: 19077,68€</text:p>
                  <text:p text:style-name="P21">D2: 17659,83€</text:p>
                  <text:p text:style-name="P21">D3: 17309,88€</text:p>
                </table:table-cell>
              </table:table-row>
              <table:table-row>
                <table:table-cell table:style-name="Táboa2.A1" office:value-type="string">
                  <text:p text:style-name="P5">Periodo de prueba contratos de trabajo</text:p>
                </table:table-cell>
                <table:table-cell table:style-name="Táboa2.A1" office:value-type="string">
                  <text:p text:style-name="P22">Articulo 14:</text:p>
                  <text:p text:style-name="P22">Podrá concertarse por escrito un periodo de prueba, con sujeción a los límites de duración que, en su caso, se establezcan en los convenios colectivos. </text:p>
                  <text:p text:style-name="P22"/>
                  <text:p text:style-name="P22">En defecto de pacto en convenio, la duración del periodo de prueba no podrá exceder de seis meses para los técnicos titulados, ni de dos meses para los demás trabajadores. </text:p>
                  <text:p text:style-name="P22"/>
                </table:table-cell>
                <table:table-cell table:style-name="Táboa2.A1" office:value-type="string">
                  <text:p text:style-name="P22">Para el area 3 y el grupo D el periodo de prueba es de 6 meses.<text:span text:style-name="T9">(El máximo legal)</text:span></text:p>
                </table:table-cell>
              </table:table-row>
              <table:table-row>
                <table:table-cell table:style-name="Táboa2.A1" office:value-type="string">
                  <text:p text:style-name="P5">Medidas de conciliación (armonización) de la vida personal</text:p>
                  <text:p text:style-name="P5">y familiar. (señalar 3 ejemplos)</text:p>
                </table:table-cell>
                <table:table-cell table:style-name="Táboa2.A1" office:value-type="string">
                  <text:p text:style-name="P3"/>
                </table:table-cell>
                <table:table-cell table:style-name="Táboa2.A1" office:value-type="string">
                  <text:p text:style-name="P24">Articulo 40</text:p>
                  <text:p text:style-name="P24"><text:span text:style-name="T6">1. </text:span>En los supuestos de nacimiento, adopción, guarda con fines de adopción o acogimiento, de acuerdo con el <text:a xlink:type="simple" xlink:href="https://noticias.juridicas.com/base_datos/Laboral/561075-et-2015.html#I415" text:style-name="Internet_20_link" text:visited-style-name="Visited_20_Internet_20_Link">art.45.1d ET</text:a>, las personas trabajadoras, tendrán derecho a una hora de ausencia del trabajo en horario a elegir por las mismas y que podrá ser dividida en dos fracciones, una al principio y otra al final de la jornada, para el cuidado del lactante hasta que este/a cumpla nueve meses. </text:p>
                  <text:p text:style-name="P24"><text:soft-page-break/></text:p>
                </table:table-cell>
              </table:table-row>
              <table:table-row>
                <table:table-cell table:style-name="Táboa2.A1" office:value-type="string">
                  <text:p text:style-name="P5">Compensación de gastos en teletrabajo. En mínimo legal</text:p>
                  <text:p text:style-name="P5">indicar lo que señala la Ley 10/2021 de Trabajo a Distancia</text:p>
                </table:table-cell>
                <table:table-cell table:style-name="Táboa2.A1" office:value-type="string">
                  <text:p text:style-name="P14"><text:span text:style-name="Emphasis">Artículo 12</text:span> <text:span text:style-name="T10">El derecho al abono y compensación de gastos </text:span></text:p>
                  <text:section text:style-name="Sect1" text:name="ART12">
                    <text:p text:style-name="Text_20_body"><text:bookmark text:name="I71"/><text:span text:style-name="T6">1. </text:span>El desarrollo del trabajo a distancia deberá ser sufragado o compensado por la empresa, y no podrá suponer la asunción por parte de la persona trabajadora de gastos relacionados con los equipos, herramientas y medios vinculados al desarrollo de su actividad laboral.</text:p>
                    <text:p text:style-name="Text_20_body"><text:bookmark text:name="I72"/><text:span text:style-name="T6">2. </text:span>Los convenios o acuerdos colectivos podrán establecer el mecanismo para la determinación, y compensación o abono de estos gastos.</text:p>
                  </text:section>
                  <text:p text:style-name="P23"/>
                </table:table-cell>
                <table:table-cell table:style-name="Táboa2.A1" office:value-type="string">
                  <text:p text:style-name="P25">Articulo 41</text:p>
                  <text:p text:style-name="P25"/>
                  <text:p text:style-name="P25">En materia de trabajo a distancia y teletrabajo se estará a los dispuesto en la legislación vigente en cada momento (actualmente <text:a xlink:type="simple" xlink:href="https://noticias.juridicas.com/base_datos/Laboral/702807-ley-10-2021-de-9-de-julio-de-trabajo-a-distancia.html" text:style-name="Internet_20_link" text:visited-style-name="Visited_20_Internet_20_Link">Ley 10/2021, de 9 de julio, de trabajo a distancia</text:a>), así como a las especialidades contempladas en el presente artículo. </text:p>
                  <text:p text:style-name="P25"/>
                  <text:p text:style-name="P25">En materia de abono y compensación de gastos, tal y como establece el <text:a xlink:type="simple" xlink:href="https://noticias.juridicas.com/base_datos/Laboral/702807-ley-10-2021-de-9-de-julio-de-trabajo-a-distancia.html#I70" text:style-name="Internet_20_link" text:visited-style-name="Visited_20_Internet_20_Link">artículo 12 de Ley 10/2021, de 9 de julio, de trabajo a distancia</text:a>, las personas trabajadoras que se encuentren prestando servicios de trabajo a distancia de forma regular, entendiéndose por trabajo a distancia regular el definido en el <text:a xlink:type="simple" xlink:href="https://noticias.juridicas.com/base_datos/Laboral/702807-ley-10-2021-de-9-de-julio-de-trabajo-a-distancia.html#I15" text:style-name="Internet_20_link" text:visited-style-name="Visited_20_Internet_20_Link">artículo 1 de la Ley 10/2021, de 9 de julio, de trabajo a distancia</text:a>, percibirán en concepto de compensación de gastos la cantidad 17€ brutos mensuales. </text:p>
                </table:table-cell>
              </table:table-row>
            </table:table>
            <text:p text:style-name="P4">  <text:bookmark text:name="puntuacion"/></text:p>
          </table:table-cell>
        </table:table-row>
        <table:table-row>
          <table:table-cell table:style-name="Táboa1.A1" office:value-type="string">
            <text:p text:style-name="P6">Criterios de puntuación. Total 10 puntos.<text:bookmark text:name="yui_3_17_2_1_1708711384759_1399"/><text:bookmark text:name="yui_3_17_2_1_1708711384759_1398"/></text:p>
          </table:table-cell>
        </table:table-row>
        <table:table-row>
          <table:table-cell table:style-name="Táboa1.A1" office:value-type="string">
            <text:p text:style-name="P4"/>
            <text:list text:style-name="L1">
              <text:list-item>
                <text:p text:style-name="P16"><text:bookmark text:name="yui_3_17_2_1_1708711384759_1397"/><text:bookmark text:name="yui_3_17_2_1_1708711384759_1396"/><text:bookmark text:name="yui_3_17_2_1_1708711384759_1395"/>Actividad 1:  10 PUNTOS. Detallar y ejemplificar las cláusulas del Convenio, indicando el mínimo que marca la normativa (Estatuto de los Trabajadores) y las mejoras que establece el Convenio </text:p>
              </text:list-item>
            </text:list>
          </table:table-cell>
        </table:table-row>
      </table:table>
      <text:h text:style-name="P1" text:outline-level="5"/>
      <text:p text:style-name="P9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9:04:07.019000000</meta:creation-date>
    <dc:date>2024-02-25T19:06:33.368000000</dc:date>
    <meta:editing-duration>PT1H19M41S</meta:editing-duration>
    <meta:editing-cycles>13</meta:editing-cycles>
    <meta:generator>LibreOffice/7.5.3.2$Windows_X86_64 LibreOffice_project/9f56dff12ba03b9acd7730a5a481eea045e468f3</meta:generator>
    <meta:document-statistic meta:table-count="2" meta:image-count="0" meta:object-count="0" meta:page-count="3" meta:paragraph-count="72" meta:word-count="828" meta:character-count="5093" meta:non-whitespace-character-count="4323"/>
  </office:meta>
</office:document-meta>
</file>